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6.73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124cm"/>
    </style:style>
    <style:style style:name="co17" style:family="table-column">
      <style:table-column-properties fo:break-before="auto" style:column-width="2.233cm"/>
    </style:style>
    <style:style style:name="co18" style:family="table-column">
      <style:table-column-properties fo:break-before="auto" style:column-width="5.554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623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85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3.004cm"/>
    </style:style>
    <style:style style:name="co28" style:family="table-column">
      <style:table-column-properties fo:break-before="auto" style:column-width="2.268cm"/>
    </style:style>
    <style:style style:name="co29" style:family="table-column">
      <style:table-column-properties fo:break-before="auto" style:column-width="3.085cm"/>
    </style:style>
    <style:style style:name="co30" style:family="table-column">
      <style:table-column-properties fo:break-before="auto" style:column-width="3.821cm"/>
    </style:style>
    <style:style style:name="co31" style:family="table-column">
      <style:table-column-properties fo:break-before="auto" style:column-width="4.637cm"/>
    </style:style>
    <style:style style:name="co32" style:family="table-column">
      <style:table-column-properties fo:break-before="auto" style:column-width="2.641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1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2" table:default-cell-style-name="Default"/>
        <table:table-row table:style-name="ro1">
          <table:table-cell office:value-type="string" calcext:value-type="string">
            <text:p>Mixi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ORIG 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nal field name</text:p>
          </table:table-cell>
          <table:table-cell office:value-type="string" calcext:value-type="string">
            <text:p>ORIG Internal field nam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defaultLanguage</text:p>
          </table:table-cell>
          <table:table-cell office:value-type="string" calcext:value-type="string">
            <text:p>indexInId</text:p>
          </table:table-cell>
          <table:table-cell office:value-type="string" calcext:value-type="string">
            <text:p>indexInParents</text:p>
          </table:table-cell>
          <table:table-cell office:value-type="string" calcext:value-type="string">
            <text:p>queryNames</text:p>
          </table:table-cell>
          <table:table-cell office:value-type="string" calcext:value-type="string">
            <text:p>isInstanciable</text:p>
          </table:table-cell>
          <table:table-cell office:value-type="string" calcext:value-type="string">
            <text:p>isStorage</text:p>
          </table:table-cell>
          <table:table-cell office:value-type="string" calcext:value-type="string">
            <text:p>isDefinition</text:p>
          </table:table-cell>
          <table:table-cell office:value-type="string" calcext:value-type="string">
            <text:p>Has Mixins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fieldAndMixins</text:p>
          </table:table-cell>
          <table:table-cell office:value-type="string" calcext:value-type="string">
            <text:p>isHistorizable</text:p>
          </table:table-cell>
          <table:table-cell office:value-type="string" calcext:value-type="string">
            <text:p>isContributabl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xScan</text:p>
          </table:table-cell>
          <table:table-cell office:value-type="string" calcext:value-type="string">
            <text:p>storageModel</text:p>
          </table:table-cell>
          <table:table-cell office:value-type="string" calcext:value-type="string">
            <text:p>importDefaultOnly</text:p>
          </table:table-cell>
          <table:table-cell office:value-type="string" calcext:value-type="string">
            <text:p>importAutolinkedOnly</text:p>
          </table:table-cell>
          <table:table-cell office:value-type="string" calcext:value-type="string">
            <text:p>useIdForParent</text:p>
          </table:table-cell>
          <table:table-cell office:value-type="string" calcext:value-type="string">
            <text:p>evalAsJs</text:p>
          </table:table-cell>
          <table:table-cell office:value-type="string" calcext:value-type="string">
            <text:p>dontEncodeIdInUri</text:p>
          </table:table-cell>
          <table:table-cell office:value-type="string" calcext:value-type="string">
            <text:p>jsFunctionToEval</text:p>
          </table:table-cell>
          <table:table-cell office:value-type="string" calcext:value-type="string">
            <text:p>isInRefMixin</text:p>
          </table:table-cell>
          <table:table-cell office:value-type="string" calcext:value-type="string">
            <text:p>useIdForRefMixin</text:p>
          </table:table-cell>
          <table:table-cell office:value-type="string" calcext:value-type="string">
            <text:p>useParentForRefMixin</text:p>
          </table:table-cell>
          <table:table-cell office:value-type="string" calcext:value-type="string">
            <text:p>specificToCountryLanguage</text:p>
          </table:table-cell>
          <table:table-cell office:value-type="string" calcext:value-type="string">
            <text:p>queryLimit</text:p>
          </table:table-cell>
          <table:table-cell office:value-type="string" calcext:value-type="string">
            <text:p>aliasedStorageNames</text:p>
          </table:table-cell>
          <table:table-cell office:value-type="string" calcext:value-type="string">
            <text:p>readonly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// doc &amp; TODOs (next line is defaults)</text:p>
          </table:table-cell>
          <table:table-cell office:value-type="string" calcext:value-type="string">
            <text:p>DONE gdenis samples ids (&amp; relative designator ? Lower case ? All levels ?) for each type of first data line (&amp; first Italian line)</text:p>
            <text:p>DONE gdenis check data for each field of first data line (&amp; first Italian line)</text:p>
            <text:p>TODO gdenis DONE inheriting NUTS2/3 and then country-specific types using polymorphism and separate fr/it/es/tkData.csv DONE for fr tk, then DONE delete all « level »</text:p>
            <text:p>DONE ancestors : only on geo:Area ? YES Make it work so. Does it solve the portal's need ? YES</text:p>
            <text:p>DONE server : once polymorphism, o:ancestors ref type check</text:p>
            <text:p>DONE import : once polymorphism, don't import mixins (or make it configurable)</text:p>
            <text:p>DONE import : extract model import prefix from file name (OPT &amp; display it)</text:p>
            <text:p>TOTEST import : raise error if non-URL (http prefixed) value for Resource-typed field</text:p>
            <text:p>DONE import : is separate ancestors from indexInId required now ? YES because NUT3 has not its NUTS2 in its id but also requires NUTS2!=3. Then do it</text:p>
            <text:p>DONE import : i18n, for id default language is en (or LATER by model LATER default for a language ex. fr for fr_ca)</text:p>
            <text:p>TODO LATER import : don't redefine fields to import when unnecessary, check that model overrides are compatible (no type change...), update cache</text:p>
            <text:p> TODO i18n of o_displayable:name / geo_area:name, then delete all « name », and DONE keep only one of o_displayable:name / geo_area:name / geo_City:name</text:p>
            <text:p> TODO i18n of model names (must be gotten separately and cached), then delete all « label »</text:p>
            <text:p>TODO more i18n : query on default language by default, defaultLanguage of import!= of model / its use</text:p>
            <text:p>TODO country ref on NUTS and below, NUTS2 ref on NUTS3 and below : copied fields ? Referencing Mixin ? As embedded ressource ? At least only one of geo_Area:country, geo_City:country etc. KEEP THE SPECIFIC ONE</text:p>
            <text:p> TODO pretty prefixes DONE FOR Internal field name</text:p>
            <text:p>TODO link by query on key field and not only id (in order to unify models across business domains)</text:p>
            <text:p> TODO server : indexInId, ancestors &amp; deduplication key fields redux</text:p>
            <text:p> Q :</text:p>
            <text:p> o_displayable:name = geo_area:name ? YES = Country:geoName ? YES =others typex:name ? YES NB. Displayable clearer about what it's about i.e. its « business »</text:p>
            <text:p> Parent spécifique ou générique ? Spécifique for now car facilite le linking and ancestors are generic anyway, see once refMixin / subresource</text:p>
            <text:p> Gdenis « info » = i18n, see above</text:p>
            <text:p>TODO Are all idIso fields the same or not ? Yes =&gt; generic field BUT CONTRADICTS ABOVE</text:p>
            <text:p>Designator still useful vs idIso (same value) ? NO Id any useful (no value) ? NO IdStat ? YES idNational ? YES means id actually used everyday</text:p>
            <text:p>idStat as id for Communidad Autonoma ?!! then different id policy ;_; required better find than by URI id (must recompute it =&gt; by ((key)) fields) OR merely say that idStat is valued to idIso for others and use idStat everywhere</text:p>
            <text:p>LATER Subtype resource fields ex. Departement to Region ???</text:p>
            <text:p>Subtype URIs not subtyped ex. http://.../Country/FR rather than http://.../CountryFR/FR ??</text:p>
            <text:p>For now i18n up to NUTS3, also below ex. CityGroup, Borough ?</text:p>
            <text:p> &amp; see below</text:p>
          </table:table-cell>
          <table:table-cell table:number-columns-repeated="7"/>
          <table:table-cell table:style-name="ce1" office:value-type="string" calcext:value-type="string">
            <text:p>avoid if several of the same (sub)type</text:p>
          </table:table-cell>
          <table:table-cell table:style-name="ce1" table:number-columns-repeated="4"/>
          <table:table-cell table:style-name="ce1" office:value-type="string" calcext:value-type="string">
            <text:p>Is Mixin = !isInstanciable.</text:p>
            <text:p>Defaults to true, set to false when :</text:p>
            <text:p>you don't want to import a Resource of this precise type,</text:p>
            <text:p>such as for reusable, not concrete type (mixin)</text:p>
            <text:p>or for concrete types inheriting from a polymorphic storage type</text:p>
          </table:table-cell>
          <table:table-cell table:style-name="ce1" office:value-type="string" calcext:value-type="string">
            <text:p>Defaults to true, set to false when :</text:p>
            <text:p>You don't want this type to have its own collection / table,</text:p>
            <text:p>Such as for concrete types inheriting from a polymorphic storage type</text:p>
          </table:table-cell>
          <table:table-cell table:style-name="ce1" office:value-type="string" calcext:value-type="string">
            <text:p>(differs from saying that a given inherited field should not be redefined, which is auto)</text:p>
            <text:p>Defaults to true, set to false when :</text:p>
            <text:p>No inherited field definition should be redefined</text:p>
          </table:table-cell>
          <table:table-cell table:style-name="ce1"/>
          <table:table-cell table:style-name="ce1" office:value-type="string" calcext:value-type="string">
            <text:p>i.e. reuses but overrides definitions</text:p>
          </table:table-cell>
          <table:table-cell table:style-name="ce1" table:number-columns-repeated="5"/>
          <table:table-cell table:style-name="ce1" office:value-type="string" calcext:value-type="string">
            <text:p>?</text:p>
            <text:p>And path</text:p>
          </table:table-cell>
          <table:table-cell table:style-name="ce1" table:number-columns-repeated="10"/>
          <table:table-cell table:style-name="ce1" office:value-type="string" calcext:value-type="string">
            <text:p>0 if not indexed (default), else ex. 100</text:p>
          </table:table-cell>
          <table:table-cell table:style-name="ce2" office:value-type="string" calcext:value-type="string">
            <text:p>ex. geo:name for both geoco:name and geoci:name fields allows to search in both at once in abstract geoname field. Can also be multiple ex. orgfr:siret is stored in org:id and orgfr:numeroFiscal in org:vatNumber but orges/it:vatNumber is stored in both org:vatNumber and org:id (which should then be readonly to avoid changing it without changing org:vatNumber).</text:p>
          </table:table-cell>
          <table:table-cell table:style-name="ce1" office:value-type="string" calcext:value-type="string">
            <text:p>if true, this field won't be written. Useful with fields that are computed or filled by others with multiple aliasedStorageNames.</text:p>
          </table:table-cell>
          <table:table-cell table:style-name="ce1"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en</text:p>
          </table:table-cell>
          <table:table-cell table:number-columns-repeated="3"/>
          <table:table-cell table:number-columns-repeated="3" office:value-type="string" calcext:value-type="string">
            <text:p>true</text:p>
          </table:table-cell>
          <table:table-cell table:number-columns-repeated="8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table:number-columns-repeated="2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disp:Displayable_0</text:p>
          </table:table-cell>
          <table:table-cell office:value-type="string" calcext:value-type="string">
            <text:p>odisp:name</text:p>
          </table:table-cell>
          <table:table-cell/>
          <table:table-cell office:value-type="string" calcext:value-type="string">
            <text:p>i18n</text:p>
          </table:table-cell>
          <table:table-cell table:number-columns-repeated="2"/>
          <table:table-cell office:value-type="string" calcext:value-type="string">
            <text:p>fill it in instance models, or replace their :name or store it in it</text:p>
          </table:table-cell>
          <table:table-cell table:number-columns-repeated="7"/>
          <table:table-cell table:number-columns-repeated="2" office:value-type="string" calcext:value-type="string">
            <text:p>false</text:p>
          </table:table-cell>
          <table:table-cell table:number-columns-repeated="19"/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anc:Ancestor_0</text:p>
          </table:table-cell>
          <table:table-cell office:value-type="string" calcext:value-type="string">
            <text:p>oanc:ancestors</text:p>
          </table:table-cell>
          <table:table-cell/>
          <table:table-cell office:value-type="string" calcext:value-type="string">
            <text:p>oanc:Ancestor_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uto computed OR can be provided (as URL, one per line or comma separated), in the same data file or additional ones</text:p>
          </table:table-cell>
          <table:table-cell office:value-type="string" calcext:value-type="string">
            <text:p>__computed</text:p>
          </table:table-cell>
          <table:table-cell table:number-columns-repeated="6"/>
          <table:table-cell table:number-columns-repeated="2" office:value-type="string" calcext:value-type="string">
            <text:p>false</text:p>
          </table:table-cell>
          <table:table-cell table:number-columns-repeated="15"/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T IN THIS CELL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0:41:56.65831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26T10:42:09.572469602</dc:date>
    <meta:editing-duration>PT57S</meta:editing-duration>
    <meta:editing-cycles>4</meta:editing-cycles>
    <meta:document-statistic meta:table-count="1" meta:cell-count="75" meta:object-count="0"/>
  </office:meta>
</office:document-meta>
</file>